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Context.ParsingContext( StringTemplateParser jxtExpressionCompiler , InstructionFactory instru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ingContext.getStringTempl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Context.getInstru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